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/>
      <style:text-properties fo:font-weight="normal" officeooo:paragraph-rsid="001215e3" style:font-weight-asian="normal" style:font-weight-complex="normal"/>
    </style:style>
    <style:style style:name="P2" style:family="paragraph" style:parent-style-name="Standard">
      <style:paragraph-properties fo:margin-top="0cm" fo:margin-bottom="0cm" style:contextual-spacing="false"/>
      <style:text-properties fo:font-weight="normal" officeooo:rsid="0013a5cd" officeooo:paragraph-rsid="0013a5cd" style:font-weight-asian="normal" style:font-weight-complex="normal"/>
    </style:style>
    <style:style style:name="P3" style:family="paragraph" style:parent-style-name="Standard">
      <style:paragraph-properties fo:margin-top="0cm" fo:margin-bottom="0cm" style:contextual-spacing="false"/>
      <style:text-properties fo:font-weight="normal" officeooo:paragraph-rsid="0013a5cd" style:font-weight-asian="normal" style:font-weight-complex="normal"/>
    </style:style>
    <style:style style:name="P4" style:family="paragraph" style:parent-style-name="Standard">
      <style:text-properties fo:font-weight="normal" officeooo:paragraph-rsid="0013a5cd" style:font-weight-asian="normal" style:font-weight-complex="normal"/>
    </style:style>
    <style:style style:name="P5" style:family="paragraph" style:parent-style-name="Standard">
      <style:text-properties fo:font-weight="normal" officeooo:paragraph-rsid="00141abf" style:font-weight-asian="normal" style:font-weight-complex="normal"/>
    </style:style>
    <style:style style:name="P6" style:family="paragraph" style:parent-style-name="Standard">
      <style:paragraph-properties fo:margin-top="0cm" fo:margin-bottom="0cm" style:contextual-spacing="false"/>
      <style:text-properties fo:font-weight="normal" officeooo:paragraph-rsid="001c0dd8" style:font-weight-asian="normal" style:font-weight-complex="normal"/>
    </style:style>
    <style:style style:name="P7" style:family="paragraph" style:parent-style-name="Standard">
      <style:paragraph-properties fo:margin-top="0cm" fo:margin-bottom="0cm" style:contextual-spacing="false"/>
      <style:text-properties fo:font-weight="normal" officeooo:paragraph-rsid="001c4b72" style:font-weight-asian="normal" style:font-weight-complex="normal"/>
    </style:style>
    <style:style style:name="P8" style:family="paragraph" style:parent-style-name="Standard">
      <style:text-properties officeooo:paragraph-rsid="001215e3"/>
    </style:style>
    <style:style style:name="P9" style:family="paragraph" style:parent-style-name="Standard">
      <style:paragraph-properties fo:margin-top="0cm" fo:margin-bottom="0cm" style:contextual-spacing="false"/>
      <style:text-properties officeooo:paragraph-rsid="001215e3"/>
    </style:style>
    <style:style style:name="P10" style:family="paragraph" style:parent-style-name="Standard">
      <style:paragraph-properties fo:margin-top="0cm" fo:margin-bottom="0cm" style:contextual-spacing="false"/>
      <style:text-properties officeooo:paragraph-rsid="001c4b72"/>
    </style:style>
    <style:style style:name="P11" style:family="paragraph" style:parent-style-name="Standard">
      <style:text-properties officeooo:rsid="001d7f92" officeooo:paragraph-rsid="0020023d"/>
    </style:style>
    <style:style style:name="P12" style:family="paragraph" style:parent-style-name="Text_20_body">
      <style:text-properties officeooo:rsid="001215e3" officeooo:paragraph-rsid="001215e3"/>
    </style:style>
    <style:style style:name="P13" style:family="paragraph" style:parent-style-name="Text_20_body">
      <style:text-properties officeooo:rsid="00141abf" officeooo:paragraph-rsid="00141abf"/>
    </style:style>
    <style:style style:name="P14" style:family="paragraph" style:parent-style-name="Text_20_body">
      <style:text-properties officeooo:rsid="0015207a" officeooo:paragraph-rsid="0015207a"/>
    </style:style>
    <style:style style:name="P15" style:family="paragraph" style:parent-style-name="Text_20_body">
      <style:text-properties officeooo:rsid="0015207a" officeooo:paragraph-rsid="001719b5"/>
    </style:style>
    <style:style style:name="P16" style:family="paragraph" style:parent-style-name="Text_20_body">
      <style:text-properties officeooo:rsid="0015207a" officeooo:paragraph-rsid="001a576d"/>
    </style:style>
    <style:style style:name="P17" style:family="paragraph" style:parent-style-name="Text_20_body">
      <style:text-properties officeooo:rsid="001719b5" officeooo:paragraph-rsid="001719b5"/>
    </style:style>
    <style:style style:name="P18" style:family="paragraph" style:parent-style-name="Text_20_body">
      <style:text-properties fo:color="#00a933" loext:opacity="100%" officeooo:rsid="001719b5" officeooo:paragraph-rsid="001719b5"/>
    </style:style>
    <style:style style:name="P19" style:family="paragraph" style:parent-style-name="Standard">
      <style:paragraph-properties fo:margin-top="0cm" fo:margin-bottom="0cm" style:contextual-spacing="false"/>
      <style:text-properties fo:color="#00a933" loext:opacity="100%" fo:font-weight="normal" officeooo:rsid="001c0dd8" officeooo:paragraph-rsid="001c0dd8" style:font-weight-asian="normal" style:font-weight-complex="normal"/>
    </style:style>
    <style:style style:name="P20" style:family="paragraph" style:parent-style-name="Standard">
      <style:text-properties fo:font-weight="bold" officeooo:paragraph-rsid="001215e3" style:font-weight-asian="bold" style:font-weight-complex="bold"/>
    </style:style>
    <style:style style:name="P21" style:family="paragraph" style:parent-style-name="Standard">
      <style:text-properties fo:font-weight="bold" officeooo:rsid="001d7f92" officeooo:paragraph-rsid="001d7f92" style:font-weight-asian="bold" style:font-weight-complex="bold"/>
    </style:style>
    <style:style style:name="P22" style:family="paragraph" style:parent-style-name="Standard">
      <style:text-properties fo:font-weight="bold" officeooo:rsid="0020023d" officeooo:paragraph-rsid="0020023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15e3" style:font-weight-asian="bold" style:font-weight-complex="bold"/>
    </style:style>
    <style:style style:name="T3" style:family="text">
      <style:text-properties fo:font-weight="bold" officeooo:rsid="0020023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3a5cd" style:font-weight-asian="normal" style:font-weight-complex="normal"/>
    </style:style>
    <style:style style:name="T6" style:family="text">
      <style:text-properties fo:font-weight="normal" officeooo:rsid="0015207a" style:font-weight-asian="normal" style:font-weight-complex="normal"/>
    </style:style>
    <style:style style:name="T7" style:family="text">
      <style:text-properties fo:color="#ff0000" loext:opacity="100%"/>
    </style:style>
    <style:style style:name="T8" style:family="text">
      <style:text-properties fo:color="#ff0000" loext:opacity="100%" officeooo:rsid="001719b5"/>
    </style:style>
    <style:style style:name="T9" style:family="text">
      <style:text-properties fo:color="#ff0000" loext:opacity="100%" officeooo:rsid="0018996f"/>
    </style:style>
    <style:style style:name="T10" style:family="text">
      <style:text-properties fo:color="#ff0000" loext:opacity="100%" officeooo:rsid="001a576d"/>
    </style:style>
    <style:style style:name="T11" style:family="text">
      <style:text-properties fo:color="#000000" loext:opacity="100%" officeooo:rsid="001a576d"/>
    </style:style>
    <style:style style:name="T12" style:family="text">
      <style:text-properties officeooo:rsid="0013a5cd"/>
    </style:style>
    <style:style style:name="T13" style:family="text">
      <style:text-properties fo:color="#c9211e" loext:opacity="100%" officeooo:rsid="0013a5cd"/>
    </style:style>
    <style:style style:name="T14" style:family="text">
      <style:text-properties fo:color="#00a933" loext:opacity="100%"/>
    </style:style>
    <style:style style:name="T15" style:family="text">
      <style:text-properties fo:color="#00a933" loext:opacity="100%" officeooo:rsid="0013a5cd"/>
    </style:style>
    <style:style style:name="T16" style:family="text">
      <style:text-properties fo:color="#00a933" loext:opacity="100%" officeooo:rsid="001719b5"/>
    </style:style>
    <style:style style:name="T17" style:family="text">
      <style:text-properties fo:color="#00a933" loext:opacity="100%" officeooo:rsid="001c0dd8"/>
    </style:style>
    <style:style style:name="T18" style:family="text">
      <style:text-properties fo:color="#00a933" loext:opacity="100%" officeooo:rsid="001a576d"/>
    </style:style>
    <style:style style:name="T19" style:family="text">
      <style:text-properties officeooo:rsid="00141abf"/>
    </style:style>
    <style:style style:name="T20" style:family="text">
      <style:text-properties officeooo:rsid="0015207a"/>
    </style:style>
    <style:style style:name="T21" style:family="text">
      <style:text-properties officeooo:rsid="001719b5"/>
    </style:style>
    <style:style style:name="T22" style:family="text">
      <style:text-properties officeooo:rsid="0018996f"/>
    </style:style>
    <style:style style:name="T23" style:family="text">
      <style:text-properties officeooo:rsid="001a576d"/>
    </style:style>
    <style:style style:name="T24" style:family="text">
      <style:text-properties officeooo:rsid="001c0dd8"/>
    </style:style>
    <style:style style:name="T25" style:family="text">
      <style:text-properties officeooo:rsid="001c4b72"/>
    </style:style>
    <style:style style:name="T26" style:family="text">
      <style:text-properties officeooo:rsid="0022ca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lgo PARTIE 2</text:p>
      <text:p text:style-name="Text_20_body"/>
      <text:p text:style-name="P12">nom : FACTURES</text:p>
      <text:p text:style-name="P13">Buts : </text:p>
      <text:p text:style-name="P13">1) <text:span text:style-name="T7">Chercher</text:span>, <text:span text:style-name="T21">écrire</text:span> <text:span text:style-name="T21">et </text:span><text:span text:style-name="T16">calculer</text:span><text:span text:style-name="T21"> </text:span>les informations pour créer la facture</text:p>
      <text:p text:style-name="P15"><text:tab/>EMPLOYEES<text:tab/> <text:s text:c="2"/><text:span text:style-name="T21">(à partir de </text:span><text:span text:style-name="T22">EMP-E-NO = </text:span><text:span text:style-name="T21"><text:s/></text:span><text:span text:style-name="T7">ORD-</text:span><text:span text:style-name="T9">S</text:span><text:span text:style-name="T7">-NO</text:span><text:span text:style-name="T21">)</text:span></text:p>
      <text:p text:style-name="P14"><text:tab/><text:tab/>EMP-FNAME</text:p>
      <text:p text:style-name="P15"><text:tab/><text:tab/>EMP-<text:span text:style-name="T21">L</text:span>NAME</text:p>
      <text:p text:style-name="P16"><text:tab/>DEPTS <text:s/><text:span text:style-name="T21">(à partir de </text:span><text:span text:style-name="T23">DEPT</text:span><text:span text:style-name="T22">-</text:span><text:span text:style-name="T23">DEPT</text:span><text:span text:style-name="T22"> = </text:span><text:span text:style-name="T8">EMP</text:span><text:span text:style-name="T7">-</text:span><text:span text:style-name="T10">DEPT</text:span><text:span text:style-name="T7"> </text:span><text:span text:style-name="T11">(en partant du principe qu’on est sur le bon employé)</text:span><text:span text:style-name="T21">)</text:span><text:tab/></text:p>
      <text:p text:style-name="P14"><text:tab/><text:tab/>DEPT-DNAME</text:p>
      <text:p text:style-name="P15"><text:tab/>ORDERS <text:s/></text:p>
      <text:p text:style-name="P14"><text:tab/><text:tab/>ORD-O-NO</text:p>
      <text:p text:style-name="P14"><text:tab/><text:tab/>ORD-O-DATE</text:p>
      <text:p text:style-name="P15"><text:tab/>ITEMS <text:s text:c="2"/><text:span text:style-name="T21">(à partir de </text:span><text:span text:style-name="T23">ITEM-O-NO =</text:span><text:span text:style-name="T21"> </text:span>ORD-O-NO<text:span text:style-name="T21">) </text:span><text:span text:style-name="T23">=&gt; PLUSIEURS LIGNES !!!!!!!!!!</text:span></text:p>
      <text:p text:style-name="P17"><text:tab/><text:tab/>ITEM-P-NO</text:p>
      <text:p text:style-name="P17"><text:tab/><text:tab/>ITEM-QUANTITY</text:p>
      <text:p text:style-name="P17"><text:tab/><text:tab/>ITEM-PRICE</text:p>
      <text:p text:style-name="P17"><text:tab/><text:tab/><text:span text:style-name="T14">TOTAL LIGNE <text:s text:c="2"/>=&gt; <text:s/>ITEM-PRICE x ITEM-QUANTITY</text:span></text:p>
      <text:p text:style-name="P15"><text:tab/><text:span text:style-name="T21">PRODUCTS <text:s text:c="3"/>(à partir de </text:span><text:span text:style-name="T23">PROD-P-NO =</text:span><text:span text:style-name="T21"> ITEM-P-NO)</text:span></text:p>
      <text:p text:style-name="P17"><text:tab/><text:tab/>PROD-DESCIPTION</text:p>
      <text:p text:style-name="P15"><text:tab/>CUSTOMERS <text:s text:c="2"/><text:span text:style-name="T21">(à partir de </text:span><text:span text:style-name="T23">CUST-C-NO =</text:span><text:span text:style-name="T21"> </text:span><text:span text:style-name="T7">ORD-</text:span><text:span text:style-name="T9">C</text:span><text:span text:style-name="T7">-NO</text:span><text:span text:style-name="T21">)</text:span></text:p>
      <text:p text:style-name="P14"><text:tab/><text:tab/>CUST-COMPAGNY</text:p>
      <text:p text:style-name="P14"><text:tab/><text:tab/>CUST-ADDRESS</text:p>
      <text:p text:style-name="P14"><text:tab/><text:tab/>CUST-CITY</text:p>
      <text:p text:style-name="P14"><text:tab/><text:tab/>CUST-ZIP</text:p>
      <text:p text:style-name="P14"><text:tab/><text:tab/>CUST-STATE</text:p>
      <text:p text:style-name="P14"><text:tab/><text:span text:style-name="T16">TOTAL</text:span></text:p>
      <text:p text:style-name="P15"><text:tab/><text:tab/><text:span text:style-name="T16">TOTAL HT <text:s text:c="2"/>=&gt; <text:s/>somme de tous les <text:s/>TOTAL LIGNE </text:span></text:p>
      <text:p text:style-name="P18"><text:tab/><text:tab/>MONT TVA (<text:span text:style-name="T26">58</text:span>,9%) <text:s text:c="2"/>=&gt; <text:s/>TOTAL HT x 0,<text:span text:style-name="T26">58</text:span>9</text:p>
      <text:p text:style-name="P18"><text:tab/><text:tab/>TOTAL TTC <text:s text:c="2"/>=&gt; <text:s/>TOTAL HT + MONT TVA (99,9%)</text:p>
      <text:p text:style-name="P14"><text:soft-page-break/></text:p>
      <text:p text:style-name="P13">2) Créer la facture <text:span text:style-name="T20">dans un fichier PROJECT.FACTURE.DATA avec chaque facture au format voulu</text:span></text:p>
      <text:p text:style-name="P13"/>
      <text:p text:style-name="P13"/>
      <text:p text:style-name="P12"/>
      <text:p text:style-name="P12"/>
      <text:p text:style-name="P9">D<text:span text:style-name="T12">EBUT</text:span><text:tab/><text:tab/><text:tab/><text:tab/><text:tab/><text:tab/><text:tab/></text:p>
      <text:p text:style-name="P9"><text:tab/></text:p>
      <text:p text:style-name="P8"><text:tab/><text:span text:style-name="T1">//C</text:span><text:span text:style-name="T2">URSEURS</text:span><text:span text:style-name="T1"><text:tab/></text:span></text:p>
      <text:p text:style-name="P2"><text:tab/>curseur CORDERS depuis ORDERS :</text:p>
      <text:p text:style-name="P1"><text:tab/>EXEC SQL</text:p>
      <text:p text:style-name="P1"><text:s text:c="9"/><text:tab/><text:tab/>DECLARE CORDERS CURSOR</text:p>
      <text:p text:style-name="P1"><text:s text:c="8"/><text:tab/> <text:tab/>FOR</text:p>
      <text:p text:style-name="P1"><text:s text:c="9"/><text:tab/><text:tab/>SELECT O_NO, S_NO, C_NO, O_DATE</text:p>
      <text:p text:style-name="P1"><text:s text:c="9"/><text:tab/><text:tab/>FROM ORDERS</text:p>
      <text:p text:style-name="P1"><text:s text:c="6"/><text:tab/>END-EXEC</text:p>
      <text:p text:style-name="P1"/>
      <text:p text:style-name="P3"><text:tab/><text:span text:style-name="T12">curseur CCUSTOMERS depuis CUSTOMERS avec C_NO = :ORD-C-NO</text:span></text:p>
      <text:p text:style-name="P7">* DECLARATION DU CURSEUR</text:p>
      <text:p text:style-name="P7"><text:s text:c="6"/>EXEC SQL</text:p>
      <text:p text:style-name="P7"><text:s text:c="9"/>DECLARE <text:span text:style-name="T12">CCUSTOMERS</text:span> CURSOR</text:p>
      <text:p text:style-name="P7"><text:s text:c="9"/>FOR</text:p>
      <text:p text:style-name="P10"><text:span text:style-name="T4"><text:s text:c="9"/>SELECT </text:span><text:span text:style-name="T6">COMPAGNY, </text:span><text:span text:style-name="T20">ADDRESS, CITY, ZIP, </text:span><text:span text:style-name="T6">STATE</text:span></text:p>
      <text:p text:style-name="P7"><text:s text:c="9"/>FROM <text:span text:style-name="T25">CUSTOMERS</text:span></text:p>
      <text:p text:style-name="P7"><text:s text:c="9"/>WHERE <text:span text:style-name="T12">C_NO = :ORD-C-NO</text:span></text:p>
      <text:p text:style-name="P7"><text:s text:c="6"/>END-EXEC</text:p>
      <text:p text:style-name="P3"/>
      <text:p text:style-name="P3"/>
      <text:p text:style-name="P3"><text:tab/><text:span text:style-name="T13">curseur CEMPS depuis EMPLOYEES avec DEPT = :DEPT-DEPT</text:span></text:p>
      <text:p text:style-name="P3"><text:tab/><text:span text:style-name="T15">curseur CEMPS depuis EMPLOYEES avec E_NO = :ORD-S-NO</text:span></text:p>
      <text:p text:style-name="P1"/>
      <text:p text:style-name="P1">* DECLARATION DU CURSEUR</text:p>
      <text:p text:style-name="P1"><text:s text:c="6"/>EXEC SQL</text:p>
      <text:p text:style-name="P1"><text:s text:c="9"/>DECLARE CEMPS CURSOR</text:p>
      <text:p text:style-name="P1"><text:s text:c="9"/>FOR</text:p>
      <text:p text:style-name="P1"><text:s text:c="9"/>SELECT LNAME, FNAME</text:p>
      <text:p text:style-name="P1"><text:s text:c="9"/>FROM <text:span text:style-name="T23">EMP</text:span></text:p>
      <text:p text:style-name="P6"><text:s text:c="9"/>WHERE <text:span text:style-name="T15">E_NO = :ORD-S-NO</text:span></text:p>
      <text:p text:style-name="P1"><text:s text:c="6"/>END-EXEC</text:p>
      <text:p text:style-name="P1"/>
      <text:p text:style-name="P1"/>
      <text:p text:style-name="P6"><text:tab/><text:span text:style-name="T12">curseur CDEPTS depuis DEPTS </text:span><text:span text:style-name="T15">avec </text:span><text:span text:style-name="T17">DEPT</text:span><text:span text:style-name="T15"> = :</text:span><text:span text:style-name="T17">EMP</text:span><text:span text:style-name="T15">-</text:span><text:span text:style-name="T17">DEPT</text:span></text:p>
      <text:p text:style-name="P19"><text:s text:c="6"/>EXEC SQL</text:p>
      <text:p text:style-name="P19"><text:s text:c="9"/>DECLARE CDEPTS CURSOR</text:p>
      <text:p text:style-name="P19"><text:s text:c="9"/>FOR</text:p>
      <text:p text:style-name="P19"><text:s text:c="9"/>SELECT DNAME</text:p>
      <text:p text:style-name="P19"><text:s text:c="9"/>FROM DEPT</text:p>
      <text:p text:style-name="P6"><text:soft-page-break/><text:span text:style-name="T17"><text:s text:c="9"/>WHERE DEPT</text:span><text:span text:style-name="T15"> = :</text:span><text:span text:style-name="T17">EMP</text:span><text:span text:style-name="T15">-</text:span><text:span text:style-name="T17">DEPT</text:span></text:p>
      <text:p text:style-name="P19"><text:s text:c="6"/>END-EXEC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"><text:tab/><text:span text:style-name="T12">curseur CITEMS depuis ITEMS </text:span><text:span text:style-name="T15">avec O_NO = :ORD-O-NO</text:span></text:p>
      <text:p text:style-name="P1"><text:s text:c="6"/>EXEC SQL</text:p>
      <text:p text:style-name="P1"><text:s text:c="9"/>DECLARE CITEMS CURSOR</text:p>
      <text:p text:style-name="P1"><text:s text:c="9"/>FOR</text:p>
      <text:p text:style-name="P1"><text:s text:c="9"/>SELECT O_NO, P_NO, Quantity, PRICE</text:p>
      <text:p text:style-name="P1"><text:s text:c="9"/>FROM ITEMS</text:p>
      <text:p text:style-name="P6"><text:s text:c="9"/><text:span text:style-name="T24">WHERE </text:span><text:span text:style-name="T15">O_NO = :ORD-O-NO</text:span></text:p>
      <text:p text:style-name="P1"><text:s text:c="6"/>END-EXEC</text:p>
      <text:p text:style-name="P9"/>
      <text:p text:style-name="P6"><text:tab/><text:span text:style-name="T12">curseur C</text:span><text:span text:style-name="T24">PRODUCTS</text:span><text:span text:style-name="T12"> depuis </text:span><text:span text:style-name="T24">PROD</text:span><text:span text:style-name="T12"> </text:span><text:span text:style-name="T15">avec <text:s/></text:span><text:span text:style-name="T18">PROD-P-NO =</text:span><text:span text:style-name="T16"> ITEM-P-NO</text:span></text:p>
      <text:p text:style-name="P6"><text:s text:c="6"/>EXEC SQL</text:p>
      <text:p text:style-name="P6"><text:s text:c="9"/>DECLARE <text:span text:style-name="T12">C</text:span><text:span text:style-name="T24">PRODUCTS</text:span> CURSOR</text:p>
      <text:p text:style-name="P6"><text:s text:c="9"/>FOR</text:p>
      <text:p text:style-name="P6"><text:s text:c="9"/>SELECT <text:span text:style-name="T24">DESCRIPTION</text:span></text:p>
      <text:p text:style-name="P6"><text:s text:c="9"/>FROM <text:s/><text:span text:style-name="T24">PROD</text:span></text:p>
      <text:p text:style-name="P6"><text:s text:c="9"/><text:span text:style-name="T24">WHERE P</text:span><text:span text:style-name="T15">_NO = :</text:span><text:span text:style-name="T16">ITEM-P-NO</text:span></text:p>
      <text:p text:style-name="P6"><text:s text:c="6"/>END-EXEC</text:p>
      <text:p text:style-name="P9"/>
      <text:p text:style-name="P9"/>
      <text:p text:style-name="P9"/>
      <text:p text:style-name="P9"/>
      <text:p text:style-name="P9"/>
      <text:p text:style-name="P9"><text:tab/><text:tab/><text:tab/><text:tab/><text:tab/><text:tab/></text:p>
      <text:p text:style-name="P8"><text:tab/><text:span text:style-name="T1">//CORPS DU PROGRAMMME<text:tab/></text:span></text:p>
      <text:p text:style-name="P20"/>
      <text:p text:style-name="P20"/>
      <text:p text:style-name="P21">Perform jusqu’à la fin de ORDERS</text:p>
      <text:p text:style-name="P21"/>
      <text:p text:style-name="P21"/>
      <text:p text:style-name="P21"><text:tab/>Perform jusqu’à la fin de ITEM pour item.o_NO = orders.o_NO</text:p>
      <text:p text:style-name="P22"><text:tab/><text:tab/>initialize</text:p>
      <text:p text:style-name="P22"><text:tab/><text:tab/>fetch</text:p>
      <text:p text:style-name="P11"><text:span text:style-name="T3"><text:tab/><text:tab/>if </text:span><text:span text:style-name="T1">item.o_NO = orders.o_NO</text:span></text:p>
      <text:p text:style-name="P11"><text:span text:style-name="T1"><text:tab/><text:tab/><text:tab/></text:span><text:span text:style-name="T3">display</text:span></text:p>
      <text:p text:style-name="P11"><text:span text:style-name="T1"><text:tab/><text:tab/></text:span><text:span text:style-name="T3">end if</text:span></text:p>
      <text:p text:style-name="P21"><text:tab/></text:p>
      <text:p text:style-name="P21"/>
      <text:p text:style-name="P21"/>
      <text:p text:style-name="P21"><text:tab/>END-perform</text:p>
      <text:p text:style-name="P21">END-perform</text:p>
      <text:p text:style-name="P20"><text:soft-page-break/></text:p>
      <text:p text:style-name="P8"><text:span text:style-name="T1"><text:tab/></text:span><text:span text:style-name="T5">OPEN curseur CORDERS :</text:span></text:p>
      <text:p text:style-name="P4"><text:s text:c="6"/>EXEC SQL</text:p>
      <text:p text:style-name="P4"><text:s text:c="10"/>OPEN CORDERS</text:p>
      <text:p text:style-name="P4"><text:s text:c="6"/>END-EXEC</text:p>
      <text:p text:style-name="P4"><text:s text:c="6"/>PERFORM TEST-SQLCODE</text:p>
      <text:p text:style-name="P4"/>
      <text:p text:style-name="P4"><text:s text:c="6"/>PERFORM FETCH-ORDERS</text:p>
      <text:p text:style-name="P4"><text:s text:c="6"/><text:tab/>DISPLAY "NUM COMMANDE <text:s/>: ", ord-o-NO</text:p>
      <text:p text:style-name="P4"><text:s text:c="6"/><text:tab/>DISPLAY "NUM EMPLOYE <text:s text:c="2"/>: ", ord-S-NO</text:p>
      <text:p text:style-name="P4"><text:s text:c="6"/><text:tab/>DISPLAY "NUM CLIENT <text:s/>: ", ord-C-NO</text:p>
      <text:p text:style-name="P4"><text:s text:c="6"/><text:tab/>DISPLAY "DATE COMMANDE <text:s text:c="2"/>: ", ord-o-DATE</text:p>
      <text:p text:style-name="P4"><text:s text:c="6"/></text:p>
      <text:p text:style-name="P4"><text:s text:c="6"/><text:tab/>PERFORM UNTIL SQLCODE = +100 <text:span text:style-name="T19">(fin)</text:span></text:p>
      <text:p text:style-name="P5"><text:s text:c="6"/><text:span text:style-name="T19">END-PERFORM</text:span></text:p>
      <text:p text:style-name="P4"/>
      <text:p text:style-name="P4">* **Faire traitement pour recuperer les autres champs**</text:p>
      <text:p text:style-name="P4"><text:s text:c="5"/>INITIALIZE ST-EMP</text:p>
      <text:p text:style-name="P4"><text:s text:c="5"/><text:tab/>PERFORM FETCH-ORDERS</text:p>
      <text:p text:style-name="P4"/>
      <text:p text:style-name="P4"><text:s text:c="5"/>END-PERFORM</text:p>
      <text:p text:style-name="P4"/>
      <text:p text:style-name="P4"/>
      <text:p text:style-name="P4">FETCH-ORDERS.</text:p>
      <text:p text:style-name="P4"><text:s text:c="5"/>EXEC SQL</text:p>
      <text:p text:style-name="P4"><text:s text:c="9"/>FETCH CORDERS</text:p>
      <text:p text:style-name="P4"><text:s text:c="9"/>INTO :ORD-o-NO, :ord-S-NO, :ord-C-NO, :ord-O-DATE</text:p>
      <text:p text:style-name="P4"><text:s text:c="5"/>END-EXEC</text:p>
      <text:p text:style-name="P4"><text:s text:c="5"/>PERFORM TEST-SQLCODE.<text:tab/></text:p>
      <text:p text:style-name="P20"><text:tab/></text:p>
      <text:p text:style-name="P8">FIN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01T09:20:18.292000000</meta:creation-date>
    <dc:date>2024-07-03T00:27:57.592000000</dc:date>
    <meta:editing-duration>PT16H55M6S</meta:editing-duration>
    <meta:editing-cycles>2</meta:editing-cycles>
    <meta:generator>LibreOffice/7.3.4.2$Windows_X86_64 LibreOffice_project/728fec16bd5f605073805c3c9e7c4212a0120dc5</meta:generator>
    <meta:document-statistic meta:table-count="0" meta:image-count="0" meta:object-count="0" meta:page-count="4" meta:paragraph-count="120" meta:word-count="391" meta:character-count="3062" meta:non-whitespace-character-count="2195"/>
  </office:meta>
</office:document-meta>
</file>